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eb613d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eb613d"/>
    </style:style>
    <style:style style:name="ce5" style:family="table-cell" style:parent-style-name="Default">
      <style:text-properties fo:color="#ff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re-1:</text:p>
          </table:table-cell>
          <table:table-cell office:value-type="float" office:value="0.0356109825384308">
            <text:p>0,0356109825</text:p>
          </table:table-cell>
          <table:table-cell office:value-type="float" office:value="0.00695213109610567">
            <text:p>0,0069521311</text:p>
          </table:table-cell>
          <table:table-cell/>
          <table:table-cell table:formula="of:=[.C1]-[.B1]" office:value-type="float" office:value="-0.0286588514423251">
            <text:p>-0,028658851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2:</text:p>
          </table:table-cell>
          <table:table-cell office:value-type="float" office:value="0.0104189907056501">
            <text:p>0,0104189907</text:p>
          </table:table-cell>
          <table:table-cell office:value-type="float" office:value="0.00821008003270926">
            <text:p>0,00821008</text:p>
          </table:table-cell>
          <table:table-cell/>
          <table:table-cell table:formula="of:=[.C2]-[.B2]" office:value-type="float" office:value="-0.00220891067294088">
            <text:p>-0,002208910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3:</text:p>
          </table:table-cell>
          <table:table-cell office:value-type="float" office:value="0.0332231530546442">
            <text:p>0,0332231531</text:p>
          </table:table-cell>
          <table:table-cell office:value-type="float" office:value="0.0051580834705634">
            <text:p>0,0051580835</text:p>
          </table:table-cell>
          <table:table-cell/>
          <table:table-cell table:formula="of:=[.C3]-[.B3]" office:value-type="float" office:value="-0.0280650695840808">
            <text:p>-0,028065069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4:</text:p>
          </table:table-cell>
          <table:table-cell office:value-type="float" office:value="0.0173553571899024">
            <text:p>0,0173553572</text:p>
          </table:table-cell>
          <table:table-cell office:value-type="float" office:value="0.0118161453484161">
            <text:p>0,0118161453</text:p>
          </table:table-cell>
          <table:table-cell/>
          <table:table-cell table:formula="of:=[.C4]-[.B4]" office:value-type="float" office:value="-0.00553921184148631">
            <text:p>-0,005539211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5:</text:p>
          </table:table-cell>
          <table:table-cell office:value-type="float" office:value="0.0310699281295803">
            <text:p>0,0310699281</text:p>
          </table:table-cell>
          <table:table-cell office:value-type="float" office:value="0.00593030817983363">
            <text:p>0,0059303082</text:p>
          </table:table-cell>
          <table:table-cell/>
          <table:table-cell table:formula="of:=[.C5]-[.B5]" office:value-type="float" office:value="-0.0251396199497467">
            <text:p>-0,025139619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6:</text:p>
          </table:table-cell>
          <table:table-cell office:value-type="float" office:value="0.00905291248234185">
            <text:p>0,0090529125</text:p>
          </table:table-cell>
          <table:table-cell office:value-type="float" office:value="0.00647075686995925">
            <text:p>0,0064707569</text:p>
          </table:table-cell>
          <table:table-cell/>
          <table:table-cell table:formula="of:=[.C6]-[.B6]" office:value-type="float" office:value="-0.00258215561238259">
            <text:p>-0,002582155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7:</text:p>
          </table:table-cell>
          <table:table-cell office:value-type="float" office:value="0.0111528532039828">
            <text:p>0,0111528532</text:p>
          </table:table-cell>
          <table:table-cell office:value-type="float" office:value="0.00919521290065852">
            <text:p>0,0091952129</text:p>
          </table:table-cell>
          <table:table-cell/>
          <table:table-cell table:formula="of:=[.C7]-[.B7]" office:value-type="float" office:value="-0.00195764030332427">
            <text:p>-0,00195764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8:</text:p>
          </table:table-cell>
          <table:table-cell office:value-type="float" office:value="0.0131629524281233">
            <text:p>0,0131629524</text:p>
          </table:table-cell>
          <table:table-cell office:value-type="float" office:value="0.010550719685099">
            <text:p>0,0105507197</text:p>
          </table:table-cell>
          <table:table-cell/>
          <table:table-cell table:formula="of:=[.C8]-[.B8]" office:value-type="float" office:value="-0.00261223274302431">
            <text:p>-0,002612232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9:</text:p>
          </table:table-cell>
          <table:table-cell table:style-name="ce4" office:value-type="float" office:value="0.0115462054914589">
            <text:p>0,0115462055</text:p>
          </table:table-cell>
          <table:table-cell table:style-name="ce4" office:value-type="float" office:value="0.0137859142860739">
            <text:p>0,0137859143</text:p>
          </table:table-cell>
          <table:table-cell table:style-name="ce4"/>
          <table:table-cell table:style-name="ce4" table:formula="of:=[.C9]-[.B9]" office:value-type="float" office:value="0.00223970879461507">
            <text:p>0,0022397088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>
            <text:p>pre-10:</text:p>
          </table:table-cell>
          <table:table-cell office:value-type="float" office:value="0.0114407255868119">
            <text:p>0,0114407256</text:p>
          </table:table-cell>
          <table:table-cell office:value-type="float" office:value="0.00867739777141187">
            <text:p>0,0086773978</text:p>
          </table:table-cell>
          <table:table-cell/>
          <table:table-cell table:formula="of:=[.C10]-[.B10]" office:value-type="float" office:value="-0.00276332781540006">
            <text:p>-0,002763327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11:</text:p>
          </table:table-cell>
          <table:table-cell office:value-type="float" office:value="0.0138713844373688">
            <text:p>0,0138713844</text:p>
          </table:table-cell>
          <table:table-cell office:value-type="float" office:value="0.0129993641349646">
            <text:p>0,0129993641</text:p>
          </table:table-cell>
          <table:table-cell/>
          <table:table-cell table:formula="of:=[.C11]-[.B11]" office:value-type="float" office:value="-0.000872020302404226">
            <text:p>-0,000872020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-12:</text:p>
          </table:table-cell>
          <table:table-cell office:value-type="float" office:value="0.0161383071753122">
            <text:p>0,0161383072</text:p>
          </table:table-cell>
          <table:table-cell office:value-type="float" office:value="0.010327741585349">
            <text:p>0,0103277416</text:p>
          </table:table-cell>
          <table:table-cell/>
          <table:table-cell table:formula="of:=[.C12]-[.B12]" office:value-type="float" office:value="-0.00581056558996319">
            <text:p>-0,005810565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ost-1:</text:p>
          </table:table-cell>
          <table:table-cell office:value-type="float" office:value="0.00759921766189191">
            <text:p>0,0075992177</text:p>
          </table:table-cell>
          <table:table-cell office:value-type="float" office:value="0.0407516864975181">
            <text:p>0,0407516865</text:p>
          </table:table-cell>
          <table:table-cell/>
          <table:table-cell table:formula="of:=[.C13]-[.B13]" office:value-type="float" office:value="0.0331524688356262">
            <text:p>0,033152468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ost-2:</text:p>
          </table:table-cell>
          <table:table-cell office:value-type="float" office:value="0.0078143036937842">
            <text:p>0,0078143037</text:p>
          </table:table-cell>
          <table:table-cell office:value-type="float" office:value="0.00907343766154786">
            <text:p>0,0090734377</text:p>
          </table:table-cell>
          <table:table-cell/>
          <table:table-cell table:formula="of:=[.C14]-[.B14]" office:value-type="float" office:value="0.00125913396776366">
            <text:p>0,00125913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st-3:</text:p>
          </table:table-cell>
          <table:table-cell table:style-name="ce5" office:value-type="float" office:value="0.0315569436595055">
            <text:p>0,0315569437</text:p>
          </table:table-cell>
          <table:table-cell table:style-name="ce5" office:value-type="float" office:value="0.00396422325418204">
            <text:p>0,0039642233</text:p>
          </table:table-cell>
          <table:table-cell table:style-name="ce5"/>
          <table:table-cell table:style-name="ce5" table:formula="of:=[.C15]-[.B15]" office:value-type="float" office:value="-0.0275927204053234">
            <text:p>-0,0275927204</text:p>
          </table:table-cell>
          <table:table-cell table:style-name="ce5" table:number-columns-repeated="1019"/>
        </table:table-row>
        <table:table-row table:style-name="ro2">
          <table:table-cell table:style-name="ce3" office:value-type="string">
            <text:p>post-4:</text:p>
          </table:table-cell>
          <table:table-cell table:style-name="ce5" office:value-type="float" office:value="0.0122600293535398">
            <text:p>0,0122600294</text:p>
          </table:table-cell>
          <table:table-cell table:style-name="ce5" office:value-type="float" office:value="0.00785877642792297">
            <text:p>0,0078587764</text:p>
          </table:table-cell>
          <table:table-cell table:style-name="ce5"/>
          <table:table-cell table:style-name="ce5" table:formula="of:=[.C16]-[.B16]" office:value-type="float" office:value="-0.00440125292561687">
            <text:p>-0,0044012529</text:p>
          </table:table-cell>
          <table:table-cell table:style-name="ce5" table:number-columns-repeated="1019"/>
        </table:table-row>
        <table:table-row table:style-name="ro2">
          <table:table-cell table:style-name="ce1" office:value-type="string">
            <text:p>post-5:</text:p>
          </table:table-cell>
          <table:table-cell office:value-type="float" office:value="0.00617402702551075">
            <text:p>0,006174027</text:p>
          </table:table-cell>
          <table:table-cell office:value-type="float" office:value="0.0343348432615503">
            <text:p>0,0343348433</text:p>
          </table:table-cell>
          <table:table-cell/>
          <table:table-cell table:formula="of:=[.C17]-[.B17]" office:value-type="float" office:value="0.0281608162360396">
            <text:p>0,028160816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st-6:</text:p>
          </table:table-cell>
          <table:table-cell table:style-name="ce5" office:value-type="float" office:value="0.0104422078114448">
            <text:p>0,0104422078</text:p>
          </table:table-cell>
          <table:table-cell table:style-name="ce5" office:value-type="float" office:value="0.00845643774600328">
            <text:p>0,0084564377</text:p>
          </table:table-cell>
          <table:table-cell table:style-name="ce5"/>
          <table:table-cell table:style-name="ce5" table:formula="of:=[.C18]-[.B18]" office:value-type="float" office:value="-0.00198577006544155">
            <text:p>-0,0019857701</text:p>
          </table:table-cell>
          <table:table-cell table:style-name="ce5" table:number-columns-repeated="1019"/>
        </table:table-row>
        <table:table-row table:style-name="ro2">
          <table:table-cell table:style-name="ce1" office:value-type="string">
            <text:p>post-7:</text:p>
          </table:table-cell>
          <table:table-cell office:value-type="float" office:value="0.00990250413316773">
            <text:p>0,0099025041</text:p>
          </table:table-cell>
          <table:table-cell office:value-type="float" office:value="0.0105486397921298">
            <text:p>0,0105486398</text:p>
          </table:table-cell>
          <table:table-cell/>
          <table:table-cell table:formula="of:=[.C19]-[.B19]" office:value-type="float" office:value="0.00064613565896207">
            <text:p>0,000646135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st-8:</text:p>
          </table:table-cell>
          <table:table-cell table:style-name="ce5" office:value-type="float" office:value="0.0115169005633842">
            <text:p>0,0115169006</text:p>
          </table:table-cell>
          <table:table-cell table:style-name="ce5" office:value-type="float" office:value="0.00859683795664544">
            <text:p>0,008596838</text:p>
          </table:table-cell>
          <table:table-cell table:style-name="ce5"/>
          <table:table-cell table:style-name="ce5" table:formula="of:=[.C20]-[.B20]" office:value-type="float" office:value="-0.00292006260673872">
            <text:p>-0,0029200626</text:p>
          </table:table-cell>
          <table:table-cell table:style-name="ce5" table:number-columns-repeated="1019"/>
        </table:table-row>
        <table:table-row table:style-name="ro2">
          <table:table-cell table:style-name="ce1" office:value-type="string">
            <text:p>post-9:</text:p>
          </table:table-cell>
          <table:table-cell office:value-type="float" office:value="0.0103564598438521">
            <text:p>0,0103564598</text:p>
          </table:table-cell>
          <table:table-cell office:value-type="float" office:value="0.0114190091111317">
            <text:p>0,0114190091</text:p>
          </table:table-cell>
          <table:table-cell/>
          <table:table-cell table:formula="of:=[.C21]-[.B21]" office:value-type="float" office:value="0.00106254926727961">
            <text:p>0,0010625493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ost-10:</text:p>
          </table:table-cell>
          <table:table-cell table:style-name="ce5" office:value-type="float" office:value="0.0160954947814256">
            <text:p>0,0160954948</text:p>
          </table:table-cell>
          <table:table-cell table:style-name="ce5" office:value-type="float" office:value="0.00981663411133036">
            <text:p>0,0098166341</text:p>
          </table:table-cell>
          <table:table-cell table:style-name="ce5"/>
          <table:table-cell table:style-name="ce5" table:formula="of:=[.C22]-[.B22]" office:value-type="float" office:value="-0.00627886067009527">
            <text:p>-0,0062788607</text:p>
          </table:table-cell>
          <table:table-cell table:style-name="ce5" table:number-columns-repeated="1019"/>
        </table:table-row>
        <table:table-row table:style-name="ro2">
          <table:table-cell table:style-name="ce1" office:value-type="string">
            <text:p>post-11:</text:p>
          </table:table-cell>
          <table:table-cell office:value-type="float" office:value="0.00981338821193354">
            <text:p>0,0098133882</text:p>
          </table:table-cell>
          <table:table-cell office:value-type="float" office:value="0.0130172113161304">
            <text:p>0,0130172113</text:p>
          </table:table-cell>
          <table:table-cell/>
          <table:table-cell table:formula="of:=[.C23]-[.B23]" office:value-type="float" office:value="0.0032038231041969">
            <text:p>0,0032038231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ost-12:</text:p>
          </table:table-cell>
          <table:table-cell office:value-type="float" office:value="0.00720239863405205">
            <text:p>0,0072023986</text:p>
          </table:table-cell>
          <table:table-cell office:value-type="float" office:value="0.00991590684434924">
            <text:p>0,0099159068</text:p>
          </table:table-cell>
          <table:table-cell/>
          <table:table-cell table:formula="of:=[.C24]-[.B24]" office:value-type="float" office:value="0.00271350821029719">
            <text:p>0,002713508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6/24" office:value-type="float" office:value="0.25">
            <text:p>0,2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float" office:value="2300">
            <text:p>2300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C29]-[.E29]" office:value-type="float" office:value="2180">
            <text:p>218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29]-([.E29]+[.E29])" office:value-type="float" office:value="1940">
            <text:p>194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30]*[.G29]" office:value-type="float" office:value="4229200">
            <text:p>422920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31]+[.E29]*2" office:value-type="float" office:value="4229440">
            <text:p>4229440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Senin</meta:initial-creator>
    <meta:creation-date>2014-10-09T18:01:44</meta:creation-date>
    <dc:date>2014-10-10T18:07:49</dc:date>
    <dc:creator>Pavel Senin</dc:creator>
    <meta:editing-duration>PT6H12M5S</meta:editing-duration>
    <meta:editing-cycles>1</meta:editing-cycles>
    <meta:document-statistic meta:table-count="3" meta:cell-count="103" meta:object-count="0"/>
    <meta:generator>LibreOffice/3.5$Linux_X86_64 LibreOffice_project/350m1$Build-2</meta:generator>
  </office:meta>
</office:document-meta>
</file>